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</style:style>
    <style:style style:name="T1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T1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24pt" style:font-size-asian="24pt" style:font-size-complex="24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P21" style:parent-style-name="Normal" style:family="paragraph">
      <style:paragraph-properties fo:text-indent="0.5in"/>
    </style:style>
    <style:style style:name="T2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23" style:parent-style-name="Normal" style:family="paragraph">
      <style:paragraph-properties fo:break-before="page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P25" style:parent-style-name="Normal" style:family="paragraph">
      <style:paragraph-properties fo:text-indent="0.5in"/>
    </style:style>
    <style:style style:name="T26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27" style:parent-style-name="DefaultParagraphFont" style:family="text">
      <style:text-properties style:font-name="Calibri" style:font-name-asian="Calibri" style:font-name-complex="Calibri"/>
    </style:style>
    <style:style style:name="P28" style:parent-style-name="Normal" style:family="paragraph">
      <style:paragraph-properties fo:text-indent="0.5in"/>
    </style:style>
    <style:style style:name="T2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0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P31" style:parent-style-name="Normal" style:family="paragraph">
      <style:paragraph-properties fo:text-indent="0.5in"/>
    </style:style>
    <style:style style:name="T32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T3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48" style:parent-style-name="ListParagraph" style:list-style-name="LFO1" style:family="paragraph"/>
    <style:style style:name="T4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58" style:parent-style-name="ListParagraph" style:list-style-name="LFO1" style:family="paragraph"/>
    <style:style style:name="T5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66" style:parent-style-name="ListBullet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67" style:parent-style-name="ListBullet" style:list-style-name="LFO1" style:family="paragraph">
      <style:text-properties style:font-name="Calibri" style:font-name-asian="Calibri" style:font-name-complex="Calibri" fo:font-size="14pt" style:font-size-asian="14pt" style:font-size-complex="14pt"/>
    </style:style>
    <style:style style:name="P68" style:parent-style-name="ListBullet" style:list-style-name="LFO1" style:family="paragraph"/>
    <style:style style:name="T69" style:parent-style-name="DefaultParagraphFont" style:family="text">
      <style:text-properties style:font-name="Calibri" style:font-name-asian="Calibri" style:font-name-complex="Calibri" fo:font-size="14pt" style:font-size-asian="14pt" style:font-size-complex="14pt"/>
    </style:style>
    <style:style style:name="P70" style:parent-style-name="ListParagraph" style:list-style-name="LFO1" style:family="paragraph"/>
    <style:style style:name="P71" style:parent-style-name="ListParagraph" style:list-style-name="LFO1" style:family="paragraph"/>
  </office:automatic-styles>
  <office:body>
    <office:text text:use-soft-page-breaks="true">
      <text:p text:style-name="P1"><text:span text:style-name="T12">Zombie</text:span><text:span text:style-name="T13"><text:s/></text:span><text:span text:style-name="T14">House</text:span></text:p>
      <text:p text:style-name="P15"><text:span text:style-name="T16">Shea Polansky, Ari Rappaport, Mohammad R. Yousefi<text:s/></text:span></text:p>
      <text:p text:style-name="P17"><text:span text:style-name="T18">CS351<text:s/></text:span></text:p>
      <text:p text:style-name="P19"/>
      <text:h text:style-name="Heading3" text:outline-level="3"><text:span text:style-name="T20">Abstract<text:s/></text:span></text:h>
      <text:p text:style-name="P21"><text:span text:style-name="T22">The zombie house is a survival game where the player attempts to navigate a dungeon and find the exit while evading its dangers.<text:s/></text:span></text:p>
      <text:p text:style-name="P23"/>
      <text:soft-page-break/>
      <text:h text:style-name="Heading3" text:outline-level="3"><text:span text:style-name="T24">Objective<text:s/></text:span></text:h>
      <text:p text:style-name="P25"><text:span text:style-name="T26">In each level the player attempts to navigate the dungeon while having limited vision. The player must survive until he finds an exit and reach it to complete the level.<text:s/></text:span></text:p>
      <text:h text:style-name="Heading3" text:outline-level="3"><text:span text:style-name="T27">Controls<text:s/></text:span></text:h>
      <text:p text:style-name="P28"><text:span text:style-name="T29">The player can move using the arrow keys and WASD. The player may move at twice the movement speed by holding down the R key while moving. Moving at double speed causes the player to detonate traps resulting in his death. The player can use the P key to place or pick up traps. To do this, the player must stand in place for 5 seconds and hold down the key.</text:span><text:span text:style-name="T30"><text:s/></text:span></text:p>
      <text:h text:style-name="Heading3" text:outline-level="3">Settings<text:s/></text:h>
      <text:p text:style-name="P31"><text:span text:style-name="T32">The settings for the game can be set when the game is started.</text:span></text:p>
      <text:p text:style-name="Normal"><text:span text:style-name="T33">The following settings are adjustable before the game window is launched:<text:s/></text:span></text:p>
      <text:list text:style-name="LFO1" text:continue-numbering="true">
        <text:list-item>
          <text:p text:style-name="P34"><text:span text:style-name="T35"><text:s/>Exit Distance, the minimum distance that the dungeon attempts to place the exit.</text:span></text:p>
        </text:list-item>
        <text:list-item>
          <text:p text:style-name="P36"><text:span text:style-name="T37">Frame Rate, the frame rate for the game.</text:span></text:p>
        </text:list-item>
        <text:list-item>
          <text:p text:style-name="P38"><text:span text:style-name="T39">Sight Radius, the visible radius of the player.</text:span></text:p>
        </text:list-item>
        <text:list-item>
          <text:p text:style-name="P40"><text:span text:style-name="T41">Tile Size, the tile size for the game units.</text:span></text:p>
        </text:list-item>
        <text:list-item>
          <text:p text:style-name="P42"><text:span text:style-name="T43">Trap Spawn, the chance of spawning a trap in each of the floor tiles in the dungeon.</text:span></text:p>
        </text:list-item>
        <text:list-item>
          <text:p text:style-name="P44"><text:span text:style-name="T45">Zombie Spawn, the chance of spawning a zombie in each of the floor tiles in the dungeon.</text:span></text:p>
        </text:list-item>
        <text:list-item>
          <text:p text:style-name="P46"><text:span text:style-name="T47">Hearing, the maximum distance that the player can hear zombie foot steps.</text:span></text:p>
        </text:list-item>
        <text:list-item>
          <text:p text:style-name="P48"><text:span text:style-name="T49">Stamina, the duration for which a player can run before becoming exhausted.</text:span></text:p>
        </text:list-item>
        <text:list-item>
          <text:p text:style-name="P50"><text:span text:style-name="T51">Regeneration, the rate at which the player regains stamina.</text:span></text:p>
        </text:list-item>
        <text:list-item>
          <text:p text:style-name="P52"><text:span text:style-name="T53">Run Speed, movement speed when running.</text:span></text:p>
        </text:list-item>
        <text:list-item>
          <text:p text:style-name="P54"><text:span text:style-name="T55">Traps, the number of traps the player carries when a level begins.</text:span></text:p>
        </text:list-item>
        <text:list-item>
          <text:p text:style-name="P56"><text:span text:style-name="T57">Walk Speed, the movement speed when walking.</text:span></text:p>
        </text:list-item>
        <text:list-item>
          <text:p text:style-name="P58"><text:span text:style-name="T59">Decision Rate, the time between each decision made by zombies.</text:span></text:p>
        </text:list-item>
        <text:list-item>
          <text:p text:style-name="P60"><text:span text:style-name="T61">Smell, the maximum distance that the zombie can detect a player.</text:span></text:p>
        </text:list-item>
        <text:list-item>
          <text:p text:style-name="P62"><text:span text:style-name="T63">Speed, zombie movement speed.</text:span></text:p>
        </text:list-item>
        <text:list-item>
          <text:p text:style-name="P64"><text:span text:style-name="T65">Turn Angle, the minimum angle that a zombie turns upon impacting with another object.</text:span></text:p>
        </text:list-item>
      </text:list>
      <text:h text:style-name="Heading3" text:outline-level="3">Known Issues:</text:h>
      <text:list text:style-name="LFO1" text:continue-numbering="true">
        <text:list-item>
          <text:p text:style-name="P66">The vision radius sometimes does not render properly.</text:p>
        </text:list-item>
        <text:list-item>
          <text:p text:style-name="P67">Some house items may not reset properly upon resetting a level.</text:p>
        </text:list-item>
        <text:list-item>
          <text:p text:style-name="P68"><text:span text:style-name="T69">Some zombies pathfinding causes IndexOutOfBoundsException crashing the game when in certain positions.</text:span></text:p>
        </text:list-item>
      </text:list>
      <text:h text:style-name="Heading3" text:outline-level="3">Credits:</text:h>
      <text:list text:style-name="LFO1" text:continue-numbering="true">
        <text:list-item>
          <text:p text:style-name="P70">Audio Samples: soundbible.com, freeSFX.co.uk</text:p>
        </text:list-item>
        <text:list-item>
          <text:p text:style-name="P71">Graphic Arts: opengameart.org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7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194in"/>
      <style:text-properties style:font-name="Arial" style:font-name-asian="MS PGothic" style:font-name-complex="Arial" fo:color="#262626" fo:font-size="24pt" style:font-size-asian="2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Arial" style:font-name-asian="MS PGothic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Arial" style:font-name-asian="MS PGothic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Arial" style:font-name-asian="MS PGothic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Arial" style:font-name-asian="MS PGothic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Arial" style:font-name-asian="MS PGothic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2"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MS PGothic" style:font-name-complex="Arial" fo:color="#262626" fo:font-size="24pt" style:font-size-asian="24pt" style:font-size-complex="16pt"/>
    </style:style>
    <style:style style:name="ListNumber" style:display-name="List Number" style:family="paragraph" style:parent-style-name="Normal" style:list-style-name="LFO3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>
      <style:paragraph-properties fo:margin-bottom="0.0416in" fo:line-height="100%"/>
      <style:text-properties style:font-name="Arial" style:font-name-asian="MS PGothic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fo:margin-bottom="0.3611in"/>
      <style:text-properties style:font-name-asian="MS PGothic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S PGothic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20pt" style:font-size-asian="20pt" style:font-size-complex="13pt"/>
    </style:style>
    <style:style style:name="Heading3Char" style:display-name="Heading 3 Char" style:family="text" style:parent-style-name="DefaultParagraphFont">
      <style:text-properties style:font-name="Arial" style:font-name-asian="MS PGothic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214c5e" draw:opacity="100%" draw:stroke="solid" svg:stroke-width="0.01389in" svg:stroke-color="#15354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75in"/>
      </style:footer-style>
    </style:page-layout>
    <style:style style:name="TableColumn3" style:family="table-column">
      <style:table-column-properties style:column-width="2.1638in"/>
    </style:style>
    <style:style style:name="TableColumn4" style:family="table-column">
      <style:table-column-properties style:column-width="2.1645in"/>
    </style:style>
    <style:style style:name="TableColumn5" style:family="table-column">
      <style:table-column-properties style:column-width="2.1645in"/>
    </style:style>
    <style:style style:name="Table2" style:family="table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Footer" style:family="paragraph">
      <style:paragraph-properties fo:text-align="center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Footer"><text:page-number text:fixed="false">2</text:page-number></text:p>
            </table:table-cell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Mohammad Yousefi</dc:creator>
    <meta:creation-date>2015-09-29T16:38:00Z</meta:creation-date>
    <dc:date>2015-09-29T16:38:00Z</dc:date>
    <meta:template xlink:href="Normal.dotm" xlink:type="simple"/>
    <meta:editing-cycles>5</meta:editing-cycles>
    <meta:editing-duration>PT0S</meta:editing-duration>
    <meta:document-statistic meta:page-count="1" meta:paragraph-count="4" meta:word-count="332" meta:character-count="2224" meta:row-count="15" meta:non-whitespace-character-count="1896"/>
  </office:meta>
</office:document-meta>
</file>